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NAVARRO PAREDES, CESAR IV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AVARRO PAREDES, CESAR IV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546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NAVARRO PAREDES, MARVIN ERICK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24982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2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21:01:2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